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BBF0000021CEC5C61DA195B80B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6.259cm" fo:min-width="19.502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7cm" fo:min-width="2.959cm" fo:padding-top="0.142cm" fo:padding-bottom="0.142cm" fo:padding-left="0.267cm" fo:padding-right="0.267cm" fo:wrap-option="wrap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style:font-name="Noto Sans1" fo:font-size="10pt" style:font-size-asian="10pt" style:font-size-complex="10pt"/>
    </style:style>
    <style:style style:name="T1" style:family="text">
      <style:text-properties style:font-name="Noto Sans1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0.002cm" svg:height="6.509cm" svg:x="-0.012cm" svg:y="-0.007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19.589cm" svg:height="3.517cm" svg:x="0.207cm" svg:y="1.641cm">
            <draw:image xlink:href="Pictures/1000000100000BBF0000021CEC5C61DA195B80BB.png" xlink:type="simple" xlink:show="embed" xlink:actuate="onLoad" draw:mime-type="image/png">
              <text:p/>
            </draw:image>
          </draw:frame>
          <draw:custom-shape draw:style-name="gr3" draw:text-style-name="P3" draw:layer="layout" svg:width="3.492cm" svg:height="0.953cm" svg:x="0.781cm" svg:y="0.47cm">
            <text:p text:style-name="P2"><text:span text:style-name="T1">Audio Line Out</text:span></text:p>
            <draw:enhanced-geometry svg:viewBox="0 0 21600 21600" draw:glue-points="10800 0 0 10800 10800 21600 21600 10800 ?f40 ?f41" draw:text-areas="0 0 21600 21600" draw:type="rectangular-callout" draw:modifiers="10549.5562553679 56875.471698113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3" draw:text-style-name="P3" draw:layer="layout" svg:width="3.492cm" svg:height="0.953cm" svg:x="3.798cm" svg:y="5.391cm">
            <text:p text:style-name="P2"><text:span text:style-name="T1">SD Card Slot</text:span></text:p>
            <draw:enhanced-geometry svg:viewBox="0 0 21600 21600" draw:glue-points="10800 0 0 10800 10800 21600 21600 10800 ?f40 ?f41" draw:text-areas="0 0 21600 21600" draw:type="rectangular-callout" draw:modifiers="12887.0312052677 -30928.30188679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3" draw:text-style-name="P3" draw:layer="layout" svg:width="3.492cm" svg:height="0.953cm" svg:x="8.402cm" svg:y="1.263cm">
            <text:p text:style-name="P2"><text:span text:style-name="T1">DVI Monitor Port</text:span></text:p>
            <draw:enhanced-geometry svg:viewBox="0 0 21600 21600" draw:glue-points="10800 0 0 10800 10800 21600 21600 10800 ?f40 ?f41" draw:text-areas="0 0 21600 21600" draw:type="rectangular-callout" draw:modifiers="11322.5307758374 51894.33962264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3" draw:text-style-name="P3" draw:layer="layout" svg:width="3.492cm" svg:height="0.953cm" svg:x="12.212cm" svg:y="5.391cm">
            <text:p text:style-name="P2"><text:span text:style-name="T1">PS/2 Port</text:span></text:p>
            <draw:enhanced-geometry svg:viewBox="0 0 21600 21600" draw:glue-points="10800 0 0 10800 10800 21600 21600 10800 ?f40 ?f41" draw:text-areas="0 0 21600 21600" draw:type="rectangular-callout" draw:modifiers="9121.09934154022 -39237.73584905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3" draw:text-style-name="P3" draw:layer="layout" svg:width="3.492cm" svg:height="0.953cm" svg:x="14.434cm" svg:y="0.152cm">
            <text:p text:style-name="P2"><text:span text:style-name="T1">IEC Serial Port</text:span></text:p>
            <draw:enhanced-geometry svg:viewBox="0 0 21600 21600" draw:glue-points="10800 0 0 10800 10800 21600 21600 10800 ?f40 ?f41" draw:text-areas="0 0 21600 21600" draw:type="rectangular-callout" draw:modifiers="10289.8368164901 51079.245283018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.99cm" fo:page-height="6.5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Peter Weingartner</meta:initial-creator>
    <meta:creation-date>2022-10-21T20:47:44.642000000</meta:creation-date>
    <dc:date>2022-10-21T20:58:59.687000000</dc:date>
    <dc:creator>Peter Weingartner</dc:creator>
    <meta:editing-duration>PT1M3S</meta:editing-duration>
    <meta:editing-cycles>1</meta:editing-cycles>
    <meta:document-statistic meta:object-count="8"/>
    <meta:generator>LibreOffice/7.2.2.2$Windows_X86_64 LibreOffice_project/02b2acce88a210515b4a5bb2e46cbfb63fe97d56</meta:generator>
  </office:meta>
</office:document-meta>
</file>